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5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5.047cm" fo:min-width="15.884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ffffff" draw:opacity="100%" draw:textarea-horizontal-align="justify" draw:textarea-vertical-align="top" draw:auto-grow-height="false" fo:min-height="12.636cm" fo:min-width="14.779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11.026cm" fo:min-width="13.729cm" style:writing-mode="lr-tb"/>
      <style:paragraph-properties style:writing-mode="lr-tb"/>
    </style:style>
    <style:style style:name="gr5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329cm" fo:padding-top="0.139cm" fo:padding-bottom="0.139cm" fo:padding-left="0.264cm" fo:padding-right="0.264cm" style:writing-mode="lr-tb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851cm" fo:min-width="10.365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2.655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66cm" fo:padding-top="0.139cm" fo:padding-bottom="0.139cm" fo:padding-left="0.264cm" fo:padding-right="0.264cm" style:writing-mode="lr-tb"/>
      <style:paragraph-properties style:writing-mode="lr-tb"/>
    </style:style>
    <style:style style:name="gr9" style:family="graphic" style:parent-style-name="standard">
      <style:graphic-properties svg:stroke-width="0.028cm" svg:stroke-color="#2a6099" draw:marker-start-width="0.242cm" draw:marker-end-width="0.242cm" draw:textarea-horizontal-align="center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5.191cm" fo:min-width="9.536cm" style:writing-mode="lr-tb"/>
      <style:paragraph-properties style:writing-mode="lr-tb"/>
    </style:style>
    <style:style style:name="gr12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69cm" fo:min-width="2.132cm" fo:padding-top="0.139cm" fo:padding-bottom="0.139cm" fo:padding-left="0.264cm" fo:padding-right="0.264cm" style:writing-mode="lr-tb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9.60000038146973pt" style:font-size-asian="9pt" style:font-size-complex="9pt"/>
    </style:style>
    <style:style style:name="P3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9.60000038146973pt" style:font-size-asian="9pt" style:font-size-complex="9pt"/>
    </style:style>
    <style:style style:name="P4" style:family="paragraph">
      <style:paragraph-properties fo:text-align="start"/>
      <style:text-properties fo:color="#000000" loext:opacity="100%" fo:font-size="10.6999998092651pt" style:font-size-asian="10pt" style:font-size-complex="10pt"/>
    </style:style>
    <style:style style:name="P5" style:family="paragraph">
      <loext:graphic-properties draw:fill-color="#ffffff" draw:opacity="100%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6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7" style:family="paragraph">
      <style:paragraph-properties fo:text-align="center"/>
      <style:text-properties fo:color="#2a6099" loext:opacity="100%" fo:font-size="9.60000038146973pt" fo:font-weight="bold" style:font-size-asian="9pt" style:font-weight-asian="bold" style:font-size-complex="9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color="#2a6099" loext:opacity="100%" loext:color-lum-mod="100%" loext:color-lum-off="0%" fo:font-size="9.60000038146973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2a6099" loext:opacity="100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8.75cm" svg:x="-0.75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34cm" svg:height="15.547cm" svg:x="0.657cm" svg:y="1.948cm">
          <text:p text:style-name="P2"><text:span text:style-name="T1">Kubernetes</text:span></text:p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529cm" svg:height="13.136cm" draw:transform="skewX (-0.00523598775598299) rotate (-0.0052359877559838) translate (1.21cm 3.784cm)">
          <text:p text:style-name="P4"><text:span text:style-name="T1">Clu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05.1909892262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479cm" svg:height="11.526cm" svg:x="1.763cm" svg:y="4.897cm">
          <text:p text:style-name="P4"><text:span text:style-name="T1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3.646172449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1.935cm" svg:height="0.804cm" svg:x="8.173cm" svg:y="0.501cm">
          <text:p text:style-name="P7"><text:span text:style-name="T2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1.053cm" svg:height="4.289cm" svg:x="4.581cm" svg:y="5.433cm">
          <text:p text:style-name="P2"><text:span text:style-name="T1">Aplicação</text:span></text:p>
          <draw:enhanced-geometry svg:viewBox="0 0 21600 21600" draw:path-stretchpoint-x="10800" draw:path-stretchpoint-y="10800" draw:text-areas="?f3 ?f4 ?f5 ?f6" draw:type="round-rectangle" draw:modifiers="1619.59510122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3.261cm" svg:height="0.804cm" svg:x="7.51cm" svg:y="2.431cm">
          <text:p text:style-name="P7"><text:span text:style-name="T2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2.266cm" svg:height="0.804cm" svg:x="8.007cm" svg:y="5.862cm">
          <text:p text:style-name="P7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1.935cm" svg:height="0.804cm" svg:x="12.87cm" svg:y="8.113cm">
          <text:p text:style-name="P7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5" draw:id="id5" draw:layer="layout" svg:width="1.935cm" svg:height="0.804cm" svg:x="10.217cm" svg:y="8.113cm">
          <text:p text:style-name="P7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6" draw:id="id6" draw:layer="layout" svg:width="1.935cm" svg:height="0.804cm" svg:x="7.62cm" svg:y="8.113cm">
          <text:p text:style-name="P7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svg:x1="9.14cm" svg:y1="2.431cm" svg:x2="9.14cm" svg:y2="1.305cm" draw:start-shape="id1" draw:start-glue-point="0" draw:end-shape="id2" draw:end-glue-point="2" svg:d="M9140 2431v-1126" svg:viewBox="0 0 1 1127">
          <text:p/>
        </draw:connector>
        <draw:connector draw:style-name="gr9" draw:text-style-name="P9" draw:layer="layout" svg:x1="9.14cm" svg:y1="5.862cm" svg:x2="9.14cm" svg:y2="3.235cm" draw:start-shape="id3" draw:start-glue-point="0" draw:end-shape="id1" draw:end-glue-point="2" svg:d="M9140 5862v-2627" svg:viewBox="0 0 1 2628">
          <text:p/>
        </draw:connector>
        <draw:connector draw:style-name="gr10" draw:text-style-name="P9" draw:layer="layout" svg:x1="9.14cm" svg:y1="6.666cm" svg:x2="13.837cm" svg:y2="8.113cm" draw:start-shape="id3" draw:start-glue-point="2" draw:end-shape="id4" draw:end-glue-point="0" svg:d="M9140 6666v725h4697v722" svg:viewBox="0 0 4698 1448">
          <text:p/>
        </draw:connector>
        <draw:connector draw:style-name="gr10" draw:text-style-name="P9" draw:layer="layout" svg:x1="9.14cm" svg:y1="6.666cm" svg:x2="11.184cm" svg:y2="8.113cm" draw:start-shape="id3" draw:start-glue-point="2" draw:end-shape="id5" draw:end-glue-point="0" svg:d="M9140 6666v725h2044v722" svg:viewBox="0 0 2045 1448">
          <text:p/>
        </draw:connector>
        <draw:connector draw:style-name="gr10" draw:text-style-name="P9" draw:layer="layout" svg:x1="9.14cm" svg:y1="6.666cm" svg:x2="8.587cm" svg:y2="8.113cm" draw:start-shape="id3" draw:start-glue-point="2" draw:end-shape="id6" draw:end-glue-point="0" svg:d="M9140 6666v725h-553v722" svg:viewBox="0 0 554 1448">
          <text:p/>
        </draw:connector>
        <draw:custom-shape draw:style-name="gr11" draw:text-style-name="P3" draw:layer="layout" svg:width="10.224cm" svg:height="5.629cm" svg:x="5.41cm" svg:y="10.258cm">
          <text:p text:style-name="P2"><text:span text:style-name="T1">Banco de dados</text:span></text:p>
          <draw:enhanced-geometry svg:viewBox="0 0 21600 21600" draw:path-stretchpoint-x="10800" draw:path-stretchpoint-y="10800" draw:text-areas="?f3 ?f4 ?f5 ?f6" draw:type="round-rectangle" draw:modifiers="1234.05065701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7" draw:id="id7" draw:layer="layout" svg:width="1.935cm" svg:height="0.804cm" svg:x="12.871cm" svg:y="11.009cm">
          <text:p text:style-name="P7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8" draw:id="id8" draw:layer="layout" svg:width="1.935cm" svg:height="0.804cm" svg:x="12.872cm" svg:y="13.047cm">
          <text:p text:style-name="P7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9" draw:id="id9" draw:layer="layout" svg:width="1.935cm" svg:height="0.804cm" svg:x="10.331cm" svg:y="13.049cm">
          <text:p text:style-name="P7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0" draw:id="id10" draw:layer="layout" svg:width="1.935cm" svg:height="0.804cm" svg:x="7.789cm" svg:y="13.049cm">
          <text:p text:style-name="P7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1" draw:id="id11" draw:layer="layout" svg:width="1.935cm" svg:height="0.804cm" svg:x="10.332cm" svg:y="14.443cm">
          <text:p text:style-name="P7"><text:span text:style-name="T2">P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13.837cm" svg:y1="8.917cm" svg:x2="13.838cm" svg:y2="11.009cm" draw:start-shape="id4" draw:start-glue-point="2" draw:end-shape="id7" draw:end-glue-point="0" svg:d="M13837 8917v1047h1v1045" svg:viewBox="0 0 2 2093">
          <text:p/>
        </draw:connector>
        <draw:connector draw:style-name="gr10" draw:text-style-name="P9" draw:layer="layout" svg:x1="11.184cm" svg:y1="8.917cm" svg:x2="12.871cm" svg:y2="11.411cm" draw:start-shape="id5" draw:start-glue-point="2" draw:end-shape="id7" draw:end-glue-point="3" svg:d="M11184 8917v2494h1687" svg:viewBox="0 0 1688 2495">
          <text:p/>
        </draw:connector>
        <draw:connector draw:style-name="gr10" draw:text-style-name="P9" draw:layer="layout" svg:x1="8.587cm" svg:y1="8.917cm" svg:x2="12.871cm" svg:y2="11.411cm" draw:start-shape="id6" draw:start-glue-point="2" draw:end-shape="id7" draw:end-glue-point="3" svg:d="M8587 8917v2494h4284" svg:viewBox="0 0 4285 2495">
          <text:p/>
        </draw:connector>
        <draw:connector draw:style-name="gr10" draw:text-style-name="P9" draw:layer="layout" svg:x1="13.838cm" svg:y1="11.813cm" svg:x2="13.839cm" svg:y2="13.047cm" draw:start-shape="id7" draw:start-glue-point="2" draw:end-shape="id8" draw:end-glue-point="0" svg:d="M13838 11813v618h1v616" svg:viewBox="0 0 2 1235">
          <text:p/>
        </draw:connector>
        <draw:connector draw:style-name="gr10" draw:text-style-name="P9" draw:layer="layout" svg:x1="13.838cm" svg:y1="11.813cm" svg:x2="11.298cm" svg:y2="13.049cm" draw:start-shape="id7" draw:start-glue-point="2" draw:end-shape="id9" draw:end-glue-point="0" svg:d="M13838 11813v619h-2540v617" svg:viewBox="0 0 2541 1237">
          <text:p/>
        </draw:connector>
        <draw:connector draw:style-name="gr10" draw:text-style-name="P9" draw:layer="layout" svg:x1="13.838cm" svg:y1="11.813cm" svg:x2="8.756cm" svg:y2="13.049cm" draw:start-shape="id7" draw:start-glue-point="2" draw:end-shape="id10" draw:end-glue-point="0" svg:d="M13838 11813v619h-5082v617" svg:viewBox="0 0 5083 1237">
          <text:p/>
        </draw:connector>
        <draw:connector draw:style-name="gr10" draw:text-style-name="P9" draw:layer="layout" svg:x1="13.839cm" svg:y1="13.851cm" svg:x2="12.267cm" svg:y2="14.845cm" draw:start-shape="id8" draw:start-glue-point="2" draw:end-shape="id11" draw:end-glue-point="1" svg:d="M13839 13851v994h-1572" svg:viewBox="0 0 1573 995">
          <text:p/>
        </draw:connector>
        <draw:connector draw:style-name="gr10" draw:text-style-name="P9" draw:layer="layout" svg:x1="8.756cm" svg:y1="13.853cm" svg:x2="10.332cm" svg:y2="14.845cm" draw:start-shape="id10" draw:start-glue-point="2" draw:end-shape="id11" draw:end-glue-point="3" svg:d="M8756 13853v992h1576" svg:viewBox="0 0 1577 993">
          <text:p/>
        </draw:connector>
        <draw:connector draw:style-name="gr10" draw:text-style-name="P9" draw:layer="layout" svg:x1="11.298cm" svg:y1="13.853cm" svg:x2="11.299cm" svg:y2="14.443cm" draw:start-shape="id9" draw:start-glue-point="2" draw:end-shape="id11" draw:end-glue-point="0" svg:d="M11298 13853v296h1v294" svg:viewBox="0 0 2 591">
          <text:p/>
        </draw:connector>
        <draw:custom-shape draw:style-name="gr12" draw:text-style-name="P8" xml:id="id13" draw:id="id13" draw:layer="layout" svg:width="2.764cm" svg:height="1.072cm" svg:x="2.204cm" svg:y="12.992cm">
          <text:p text:style-name="P7"><text:span text:style-name="T2">Coletor de métr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2" draw:id="id12" draw:layer="layout" svg:width="1.935cm" svg:height="0.804cm" svg:x="4.912cm" svg:y="8.596cm">
          <text:p text:style-name="P7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4.912cm" svg:y1="8.998cm" svg:x2="3.586cm" svg:y2="12.992cm" draw:start-shape="id12" draw:start-glue-point="3" draw:end-shape="id13" draw:end-glue-point="0" svg:d="M4912 8998h-1326v3994" svg:viewBox="0 0 1327 3995">
          <text:p/>
        </draw:connector>
        <draw:custom-shape draw:style-name="gr5" draw:text-style-name="P8" xml:id="id14" draw:id="id14" draw:layer="layout" svg:width="1.935cm" svg:height="0.804cm" svg:x="5.686cm" svg:y="14.814cm">
          <text:p text:style-name="P7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3.586cm" svg:y1="14.064cm" svg:x2="5.686cm" svg:y2="15.216cm" draw:start-shape="id13" draw:start-glue-point="2" draw:end-shape="id14" draw:end-glue-point="3" svg:d="M3586 14064v1152h2100" svg:viewBox="0 0 2101 1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18:45:30.023000000</meta:creation-date>
    <dc:date>2024-10-05T11:13:31.489000000</dc:date>
    <meta:editing-duration>PT1H8M26S</meta:editing-duration>
    <meta:editing-cycles>11</meta:editing-cycles>
    <meta:generator>LibreOffice/7.5.5.2$Windows_X86_64 LibreOffice_project/ca8fe7424262805f223b9a2334bc7181abbcbf5e</meta:generator>
    <meta:document-statistic meta:object-count="36"/>
  </office:meta>
</office:document-meta>
</file>